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Bacdiv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3118" calcext:value-type="float">
            <text:p>31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591" calcext:value-type="float">
            <text:p>55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Protrai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32" calcext:value-type="float">
            <text:p>53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52:43.22606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6:47:59.422078745</meta:creation-date>
    <dc:date>2020-10-22T17:48:11.843737759</dc:date>
    <meta:editing-duration>PT19H37M45S</meta:editing-duration>
    <meta:editing-cycles>16</meta:editing-cycles>
    <meta:generator>LibreOffice/6.4.6.2$Linux_X86_64 LibreOffice_project/40$Build-2</meta:generator>
    <dc:creator>Silvio Waschina</dc:creator>
    <meta:document-statistic meta:table-count="1" meta:cell-count="135" meta:object-count="0"/>
  </office:meta>
</office:document-meta>
</file>